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InvocationTargetException.ExpressionInvocationTarge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InvocationTargetException.ExpressionInvocationTargetException( String expressionString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InvocationTargetException.ExpressionInvocationTarg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InvocationTargetException.ExpressionInvocationTargetException( int position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InvocationTargetException.ExpressionInvocationTargetException( int posi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